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1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6.316cm"/>
    </style:style>
    <style:style style:name="co5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osting6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2" table:default-cell-style-name="ce9"/>
        <table:table-column table:style-name="co3" table:default-cell-style-name="ce11"/>
        <table:table-column table:style-name="co4" table:default-cell-style-name="ce13"/>
        <table:table-column table:style-name="co5" table:default-cell-style-name="ce11"/>
        <table:table-row table:style-name="ro1">
          <table:table-cell office:value-type="string" calcext:value-type="string">
            <text:p>13.11.21, 00:57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8" office:value-type="string" calcext:value-type="string">
            <text:p>Ablehnend</text:p>
          </table:table-cell>
          <table:table-cell table:style-name="ce10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10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chenblick - Anstatt sich eine nicht geprüfte Impfung rein jagen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chenblick - Anstatt sich eine nicht geprüfte Impfung rein jagen... | Faceboo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chenbli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. März um 18:00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statt sich eine nicht geprüfte Impfung rein jagen zu lasse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pfiehlt der renommierte Ernährungsfachmann Andreas Falk, die eige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wehrkräfte zu stärke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CHENBLICK.A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nährungsexperte Andreas Falk rät: Abwehrkräfte stärk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rade im Winter können wir neben ausreichend Bewegung an der frischen Luft und gesunder Ernährung durch den Einsatz vo…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Tagesschau: Fehlinformati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136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15 Kommentare 28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2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 Mal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rea St-Kn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halte ich auch für besser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a Zier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 hat er vollkommen Rech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 Zen Za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urch unsere innere Welt entsteht und manifestiert sich unsere äußere Welt. Die Kontrolle über d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Verlauf der Welt funktioniert dementsprechend nicht mit einer physischen Kontrolle über uns, sonde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 die psychische Kontrolle unseres Bewusstseins. Das wären Gründe warum man mehr und me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ntrolle über die Informationen, die die Bevölkerung zu sehen bekommt anstreben würde. De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n wir gewissen Entwicklungen nicht zustimmen, würden diese nicht zur Realität wer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wochenblick/posts/384703446536354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0:5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chenblick - Anstatt sich eine nicht geprüfte Impfung rein jagen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nee Zelezni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llkommen richtig ! Und viel spazieren gehen an der frischen Luft für ein gutes Immunsystem 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cqueline Acker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nee Zeleznik absolut einverstanden.seit ich einen Hund hab und täglich bei sturm hage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en und schnee draussen bin hatte ich nicht mal mehr einen schnupf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an Aut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mentan ist jeder ein selbstsüchtiger Besserwisser um seine kommerziellen Ziele zu folg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statt konstruktiv die Welt wieder zu verbesser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 viele Aasgeier überfliegen die Wel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ämt euch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nz Ress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ch regelmäßiges Hände waschen bringt mehr Sicherheit. Und nicht in Schleim- (Nase Mund)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der Bindehäute (Augen) herum fahr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Ea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in „Ernährungsexperte“ rät zu Nahrungsergänzungsmittel. Bei gesunder Ernährung braucht ma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ine Pillen. Wer bezahlt Euch für solche Artikel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rstin Tremp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ringa oleifera + einen ausreichend hohen Vitamin D3 Spiegel (70 ng/ml bei GESUNDEN, bei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rerkrankungen auch mehr!) ... etwas besseres kenne ich nicht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Buck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facebook.com/groups/barssel/permalink/4016838008339433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bastian Schütt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‎Barßel 2. März um 21:17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... sehr interessante SpiegelTV-Sendung vom 01.03.21... wer es verpasst hat, kann diese nun no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 hier… 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wochenblick/posts/384703446536354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0:5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chenblick - Anstatt sich eine nicht geprüfte Impfung rein jagen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Bu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l das reinziehen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nelin Rei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U BIST-WAS DU ISST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nar Binta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s sind denn Abwehrkräfte? Die selbe verlogene Erfindung der Schulmedizin wie Viren! Essen heil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benso wenig wie Medikamente! Dr. Hamer hatte recht! https://mittelerde.tv/beitraege/x1-folge-5helmut-pilhar-germanische-heilkun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+1 Folge 5 – Helmut Pilhar, Germanische...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ttelerde.t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simir Neuma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machen meine Frau und ich schon seit langem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f das Dreckszeug ( von dummen Politikern und Regierungslemmingen Schutzimpfung genann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be ich keine Lust und lasse mir diese zu 100% nicht verabreichen oder aufzwing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ni Putin hat geantwortet · 1 Antw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rt Gebe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lar und das Abendgebet nicht vergessen, dann braucht ihr keine Impfung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wochenblick/posts/384703446536354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 table:formula="of:=COUNTIF([.C$1:.C$1048576];&quot;X&quot;)" office:value-type="float" office:value="6" calcext:value-type="float">
            <text:p>6</text:p>
          </table:table-cell>
          <table:table-cell table:style-name="ce6" table:formula="of:=COUNTIF([.D$1:.D$1048576];&quot;X&quot;)" office:value-type="float" office:value="3" calcext:value-type="float">
            <text:p>3</text:p>
          </table:table-cell>
          <table:table-cell table:style-name="ce6" table:formula="of:=COUNTIF([.E$1:.E$1048576];&quot;X&quot;)" office:value-type="float" office:value="0" calcext:value-type="float">
            <text:p>0</text:p>
          </table:table-cell>
          <table:table-cell table:style-name="ce6" table:formula="of:=COUNTIF([.F$1:.F$1048576];&quot;X&quot;)" office:value-type="float" office:value="6" calcext:value-type="float">
            <text:p>6</text:p>
          </table:table-cell>
          <table:table-cell table:style-name="ce6" table:formula="of:=COUNTIF([.G$1:.G$1048576];&quot;X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/>
          <table:table-cell table:number-columns-repeated="5" table:style-name="ce7" office:value-type="string" calcext:value-type="string">
            <text:p>Summe</text:p>
          </table:table-cell>
        </table:table-row>
        <table:table-row table:style-name="ro1">
          <table:table-cell table:number-columns-repeated="6"/>
          <table:table-cell table:formula="of:=SUM([.C283];[.D283];[.F283])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table:style-name="ce10" office:value-type="string" calcext:value-type="string">
            <text:p>Gesamt</text:p>
          </table:table-cell>
        </table:table-row>
        <table:table-row table:style-name="ro1" table:number-rows-repeated="104828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.00.0000</text:date>, <text:time style:data-style-name="N2" text:time-value="22:55:09.103981827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3T23:10:32.988048805</dc:date>
    <meta:editing-duration>PT4M43S</meta:editing-duration>
    <meta:editing-cycles>1</meta:editing-cycles>
    <meta:document-statistic meta:table-count="1" meta:cell-count="196" meta:object-count="0"/>
  </office:meta>
</office:document-meta>
</file>